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15.108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1.B2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4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6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7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8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14.896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Droid Sans" style:text-underline-style="solid" style:text-underline-width="auto" style:text-underline-color="font-color" fo:font-weight="bold" officeooo:rsid="000f87ac" officeooo:paragraph-rsid="000f87ac" style:font-weight-asian="bold" style:font-weight-complex="bold"/>
    </style:style>
    <style:style style:name="P2" style:family="paragraph" style:parent-style-name="Standard">
      <style:text-properties style:font-name="Droid Sans" style:text-underline-style="solid" style:text-underline-width="auto" style:text-underline-color="font-color" fo:font-weight="bold" officeooo:rsid="0014774d" officeooo:paragraph-rsid="0014774d" style:font-weight-asian="bold" style:font-weight-complex="bold"/>
    </style:style>
    <style:style style:name="P3" style:family="paragraph" style:parent-style-name="Standard" style:list-style-name="L2">
      <style:text-properties style:font-name="Droid Sans" style:text-underline-style="none" fo:font-weight="normal" officeooo:rsid="000f87ac" officeooo:paragraph-rsid="000f87ac" style:font-weight-asian="normal" style:font-weight-complex="normal"/>
    </style:style>
    <style:style style:name="P4" style:family="paragraph" style:parent-style-name="Standard" style:list-style-name="L2">
      <style:text-properties style:font-name="Droid Sans" style:text-underline-style="none" fo:font-weight="normal" officeooo:rsid="000f87ac" officeooo:paragraph-rsid="001de728" style:font-weight-asian="normal" style:font-weight-complex="normal"/>
    </style:style>
    <style:style style:name="P5" style:family="paragraph" style:parent-style-name="Standard" style:list-style-name="L2">
      <style:text-properties style:font-name="Droid Sans" style:text-underline-style="none" fo:font-weight="normal" officeooo:rsid="000fec26" officeooo:paragraph-rsid="000fec26" style:font-weight-asian="normal" style:font-weight-complex="normal"/>
    </style:style>
    <style:style style:name="P6" style:family="paragraph" style:parent-style-name="Standard">
      <style:text-properties style:font-name="Droid Sans" style:text-underline-style="none" fo:font-weight="normal" officeooo:rsid="0014ddc5" officeooo:paragraph-rsid="0014ddc5" style:font-weight-asian="normal" style:font-weight-complex="normal"/>
    </style:style>
    <style:style style:name="P7" style:family="paragraph" style:parent-style-name="Standard" style:list-style-name="L2">
      <style:text-properties style:font-name="Droid Sans" style:text-underline-style="none" fo:font-weight="normal" officeooo:rsid="0017c46b" officeooo:paragraph-rsid="0017c46b" style:font-weight-asian="normal" style:font-weight-complex="normal"/>
    </style:style>
    <style:style style:name="P8" style:family="paragraph" style:parent-style-name="Table_20_Contents">
      <style:text-properties style:font-name="Droid Sans" officeooo:rsid="000fec26" officeooo:paragraph-rsid="000fec26"/>
    </style:style>
    <style:style style:name="P9" style:family="paragraph" style:parent-style-name="Table_20_Contents" style:list-style-name="L1">
      <style:text-properties style:font-name="Droid Sans" officeooo:rsid="000fec26" officeooo:paragraph-rsid="000fec26"/>
    </style:style>
    <style:style style:name="P10" style:family="paragraph" style:parent-style-name="Table_20_Contents">
      <style:text-properties style:font-name="Droid Sans" officeooo:rsid="0011b1cd" officeooo:paragraph-rsid="0011b1cd"/>
    </style:style>
    <style:style style:name="P11" style:family="paragraph" style:parent-style-name="Table_20_Contents">
      <style:paragraph-properties fo:text-align="center" style:justify-single-word="false"/>
      <style:text-properties style:font-name="Droid Sans" officeooo:rsid="0011b1cd" officeooo:paragraph-rsid="0011b1cd"/>
    </style:style>
    <style:style style:name="P12" style:family="paragraph" style:parent-style-name="Table_20_Contents">
      <style:text-properties style:font-name="Droid Sans" officeooo:rsid="0012fe69" officeooo:paragraph-rsid="0012fe69"/>
    </style:style>
    <style:style style:name="P13" style:family="paragraph" style:parent-style-name="Table_20_Contents">
      <style:text-properties style:font-name="Droid Sans" officeooo:rsid="0014774d" officeooo:paragraph-rsid="0014774d"/>
    </style:style>
    <style:style style:name="P14" style:family="paragraph" style:parent-style-name="Table_20_Contents">
      <style:text-properties style:font-name="Droid Sans" officeooo:rsid="0014ddc5" officeooo:paragraph-rsid="0014ddc5"/>
    </style:style>
    <style:style style:name="P15" style:family="paragraph" style:parent-style-name="Table_20_Contents">
      <style:paragraph-properties fo:text-align="center" style:justify-single-word="false"/>
      <style:text-properties style:font-name="Droid Sans" officeooo:rsid="0014ddc5" officeooo:paragraph-rsid="0014ddc5"/>
    </style:style>
    <style:style style:name="P16" style:family="paragraph" style:parent-style-name="Table_20_Contents">
      <style:text-properties style:font-name="Droid Sans" officeooo:rsid="0014edda" officeooo:paragraph-rsid="0014edda"/>
    </style:style>
    <style:style style:name="P17" style:family="paragraph" style:parent-style-name="Table_20_Contents">
      <style:paragraph-properties fo:text-align="center" style:justify-single-word="false"/>
      <style:text-properties style:font-name="Droid Sans" officeooo:rsid="0014edda" officeooo:paragraph-rsid="0014edda"/>
    </style:style>
    <style:style style:name="P18" style:family="paragraph" style:parent-style-name="Table_20_Contents">
      <style:paragraph-properties fo:text-align="center" style:justify-single-word="false"/>
      <style:text-properties style:font-name="Droid Sans" fo:font-weight="bold" officeooo:rsid="0014ddc5" officeooo:paragraph-rsid="0014ddc5" style:font-weight-asian="bold" style:font-weight-complex="bold"/>
    </style:style>
    <style:style style:name="P19" style:family="paragraph" style:parent-style-name="Table_20_Contents">
      <style:text-properties style:font-name="Droid Sans" fo:font-weight="bold" officeooo:rsid="0014ddc5" officeooo:paragraph-rsid="0014ddc5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weight="bold" officeooo:rsid="0014774d" officeooo:paragraph-rsid="0014774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weight="bold" officeooo:rsid="0011b1cd" officeooo:paragraph-rsid="0011b1c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weight="bold" officeooo:rsid="000fec26" officeooo:paragraph-rsid="000fec26" style:font-weight-asian="bold" style:font-weight-complex="bold"/>
    </style:style>
    <style:style style:name="P23" style:family="paragraph" style:parent-style-name="Table_20_Contents" style:list-style-name="L1">
      <style:text-properties style:font-name="Droid Sans" officeooo:rsid="0018e94a" officeooo:paragraph-rsid="0018e94a"/>
    </style:style>
    <style:style style:name="T1" style:family="text">
      <style:text-properties officeooo:rsid="0010a264"/>
    </style:style>
    <style:style style:name="T2" style:family="text">
      <style:text-properties style:text-position="super 58%" officeooo:rsid="0010a264"/>
    </style:style>
    <style:style style:name="T3" style:family="text">
      <style:text-properties officeooo:rsid="0011b1cd"/>
    </style:style>
    <style:style style:name="T4" style:family="text">
      <style:text-properties fo:font-style="italic" officeooo:rsid="0014ddc5" style:font-style-asian="italic" style:font-style-complex="italic"/>
    </style:style>
    <style:style style:name="T5" style:family="text">
      <style:text-properties fo:font-style="italic" officeooo:rsid="0020addc" style:font-style-asian="italic" style:font-style-complex="italic"/>
    </style:style>
    <style:style style:name="T6" style:family="text">
      <style:text-properties fo:font-style="normal" officeooo:rsid="0014ddc5" style:font-style-asian="normal" style:font-style-complex="normal"/>
    </style:style>
    <style:style style:name="T7" style:family="text">
      <style:text-properties officeooo:rsid="0014edda"/>
    </style:style>
    <style:style style:name="T8" style:family="text">
      <style:text-properties officeooo:rsid="0016e971"/>
    </style:style>
    <style:style style:name="T9" style:family="text">
      <style:text-properties officeooo:rsid="0017c46b"/>
    </style:style>
    <style:style style:name="T10" style:family="text">
      <style:text-properties officeooo:rsid="0018e94a"/>
    </style:style>
    <style:style style:name="T11" style:family="text">
      <style:text-properties officeooo:rsid="001ad9d9"/>
    </style:style>
    <style:style style:name="T12" style:family="text">
      <style:text-properties officeooo:rsid="001b0287"/>
    </style:style>
    <style:style style:name="T13" style:family="text">
      <style:text-properties officeooo:rsid="001c2af8"/>
    </style:style>
    <style:style style:name="T14" style:family="text">
      <style:text-properties officeooo:rsid="001de728"/>
    </style:style>
    <style:style style:name="T15" style:family="text">
      <style:text-properties officeooo:rsid="001fd0e5"/>
    </style:style>
    <style:style style:name="T16" style:family="text">
      <style:text-properties officeooo:rsid="0020ad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er </text:p>
      <text:p text:style-name="P1"/>
      <text:list xml:id="list773733599" text:style-name="L2">
        <text:list-item>
          <text:p text:style-name="P4"><text:span text:style-name="T14">Syntax similar to AMORAL,but entirely interpreted.</text:span></text:p>
        </text:list-item>
        <text:list-item>
          <text:p text:style-name="P4">Split up into procedures w/parameters.</text:p>
        </text:list-item>
        <text:list-item>
          <text:p text:style-name="P3">Replace all strings with constants holding addresses.</text:p>
        </text:list-item>
        <text:list-item>
          <text:p text:style-name="P3">Replace all constants (various formats) with addresses.</text:p>
        </text:list-item>
        <text:list-item>
          <text:p text:style-name="P5">Replace all variables with addresses. <text:span text:style-name="T3">$ is used to prefix locals.</text:span></text:p>
        </text:list-item>
        <text:list-item>
          <text:p text:style-name="P3">Centralised storaged for constants &amp; strings to minimise duplication.</text:p>
        </text:list-item>
        <text:list-item>
          <text:p text:style-name="P5">Compile code <text:span text:style-name="T9">for lall procedures.</text:span></text:p>
        </text:list-item>
        <text:list-item>
          <text:p text:style-name="P7">Align to byte page.</text:p>
          <text:p text:style-name="P5"/>
        </text:list-item>
      </text:list>
      <text:p text:style-name="P1">Memory Usage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876651346432">
          <table:table-cell table:style-name="Table1.A1" table:number-rows-spanned="2" office:value-type="string">
            <text:p text:style-name="P20">Runtime</text:p>
            <text:p text:style-name="P20">binary</text:p>
          </table:table-cell>
          <table:table-cell table:style-name="Table1.B1" office:value-type="string">
            <text:p text:style-name="P8">Header <text:span text:style-name="T11">(64 bytes)</text:span>:</text:p>
            <text:list xml:id="list4007188906" text:style-name="L1">
              <text:list-item>
                <text:p text:style-name="P9">Jump to initial code <text:span text:style-name="T10">(+0)</text:span></text:p>
              </text:list-item>
              <text:list-item>
                <text:p text:style-name="P23">Jump to opcode executor (+4)</text:p>
              </text:list-item>
              <text:list-item>
                <text:p text:style-name="P9">Load address <text:span text:style-name="T10">(+8)</text:span></text:p>
              </text:list-item>
              <text:list-item>
                <text:p text:style-name="P23">Constants</text:p>
              </text:list-item>
            </text:list>
          </table:table-cell>
        </table:table-row>
        <table:table-row table:style-name="TableLine94876651346432">
          <table:covered-table-cell/>
          <table:table-cell table:style-name="Table1.B2" office:value-type="string">
            <text:p text:style-name="P8">Runtime code <text:span text:style-name="T13">interpreter, </text:span><text:span text:style-name="T15">standard routines.</text:span></text:p>
          </table:table-cell>
        </table:table-row>
        <table:table-row table:style-name="TableLine94876651346432">
          <table:table-cell table:style-name="Table1.A3" office:value-type="string">
            <text:p text:style-name="P20">Libraries</text:p>
          </table:table-cell>
          <table:table-cell table:style-name="Table1.B3" office:value-type="string">
            <text:p text:style-name="P8">Library code written in 6502 assembler. Use<text:span text:style-name="T1">s a FORTH type link </text:span><text:span text:style-name="T3">but offset forward so can be simply battened together</text:span><text:span text:style-name="T1"> which has </text:span><text:span text:style-name="T3">name,</text:span><text:span text:style-name="T1"> param count, address of 1</text:span><text:span text:style-name="T2">st</text:span><text:span text:style-name="T1"> parameter (if &gt; 1), as usual last parameter is passed in R.</text:span></text:p>
          </table:table-cell>
        </table:table-row>
        <table:table-row table:style-name="TableLine94876651346432">
          <table:table-cell table:style-name="Table1.A3" table:number-rows-spanned="3" office:value-type="string">
            <text:p text:style-name="P20">Compiler</text:p>
            <text:p text:style-name="P20">Generated</text:p>
            <text:p text:style-name="P20">Binary</text:p>
          </table:table-cell>
          <table:table-cell table:style-name="Table1.B7" office:value-type="string">
            <text:p text:style-name="P10">Generated code from compiling MTL</text:p>
          </table:table-cell>
        </table:table-row>
        <table:table-row table:style-name="TableLine94876651346432">
          <table:covered-table-cell/>
          <table:table-cell table:style-name="Table1.B7" office:value-type="string">
            <text:p text:style-name="P12">System variables (e.g. free.memory) <text:span text:style-name="T5">starts </text:span><text:span text:style-name="T4">on page boundary</text:span><text:span text:style-name="T6">.</text:span></text:p>
          </table:table-cell>
        </table:table-row>
        <table:table-row table:style-name="TableLine94876651346432">
          <table:covered-table-cell/>
          <table:table-cell table:style-name="Table1.B7" office:value-type="string">
            <text:p text:style-name="P10">Variables containing constant values.</text:p>
          </table:table-cell>
        </table:table-row>
        <table:table-row table:style-name="TableLine94876651346432">
          <table:table-cell table:style-name="Table1.A3" table:number-rows-spanned="2" office:value-type="string">
            <text:p text:style-name="P20">Free</text:p>
            <text:p text:style-name="P20">Memory</text:p>
          </table:table-cell>
          <table:table-cell table:style-name="Table1.B7" office:value-type="string">
            <text:p text:style-name="P10">Variable space (erased to zero on start up)</text:p>
          </table:table-cell>
        </table:table-row>
        <table:table-row table:style-name="TableLine94876651346432">
          <table:covered-table-cell/>
          <table:table-cell table:style-name="Table1.B8" office:value-type="string">
            <text:p text:style-name="P13">Free memory space.</text:p>
          </table:table-cell>
        </table:table-row>
      </table:table>
      <text:p text:style-name="P1"/>
      <text:p text:style-name="P2">Runtime</text:p>
      <text:p text:style-name="P2"/>
      <table:table table:name="Table2" table:style-name="Table2">
        <table:table-column table:style-name="Table2.A"/>
        <table:table-column table:style-name="Table2.B"/>
        <table:table-row table:style-name="TableLine94876651704880">
          <table:table-cell table:style-name="Table2.A1" office:value-type="string">
            <text:p text:style-name="P18">Opcodes</text:p>
          </table:table-cell>
          <table:table-cell table:style-name="Table2.B1" office:value-type="string">
            <text:p text:style-name="P19">Instructions</text:p>
          </table:table-cell>
        </table:table-row>
        <table:table-row table:style-name="TableLine94876651704880">
          <table:table-cell table:style-name="Table2.A2" office:value-type="string">
            <text:p text:style-name="P15">0000-8FFF</text:p>
          </table:table-cell>
          <table:table-cell table:style-name="Table2.B3" office:value-type="string">
            <text:p text:style-name="P14">LDR STR ADD SUB MUL DIV AND ORR XOR, the operand is a variable index into the variable space (e.g. doubled and added to the variable base address <text:span text:style-name="T7">which is on a page boundary</text:span>). <text:span text:style-name="T7">Opcode is 12 bit unsigned.</text:span></text:p>
          </table:table-cell>
        </table:table-row>
        <table:table-row table:style-name="TableLine94876651704880">
          <table:table-cell table:style-name="Table2.A2" office:value-type="string">
            <text:p text:style-name="P17">9000-BFFF</text:p>
          </table:table-cell>
          <table:table-cell table:style-name="Table2.B3" office:value-type="string">
            <text:p text:style-name="P16">BRA BEQ BPL conditional branch which conditional on the current value. Opcode is 12 bit signed.</text:p>
          </table:table-cell>
        </table:table-row>
        <table:table-row table:style-name="TableLine94876651704880">
          <table:table-cell table:style-name="Table2.A2" office:value-type="string">
            <text:p text:style-name="P17">C000-FFFF</text:p>
          </table:table-cell>
          <table:table-cell table:style-name="Table2.B4" office:value-type="string">
            <text:p text:style-name="P16"><text:span text:style-name="T12">CALL</text:span> a 6502 routine at (lower 12 bits x 4). <text:span text:style-name="T8">Routines executing runtime will start with a call to the runtime executor (stored in vectors)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10:29:55.244784981</meta:creation-date>
    <dc:date>2020-12-25T10:48:48.409975958</dc:date>
    <meta:editing-duration>PT18M45S</meta:editing-duration>
    <meta:editing-cycles>18</meta:editing-cycles>
    <meta:generator>LibreOffice/7.0.4.2$Linux_X86_64 LibreOffice_project/00$Build-2</meta:generator>
    <meta:document-statistic meta:table-count="2" meta:image-count="0" meta:object-count="0" meta:page-count="1" meta:paragraph-count="40" meta:word-count="254" meta:character-count="1510" meta:non-whitespace-character-count="1307"/>
  </office:meta>
</office:document-meta>
</file>